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B42268A.png"/>
  <manifest:file-entry manifest:media-type="image/png" manifest:full-path="Pictures/1000000000000640000004B02C5236E4.png"/>
  <manifest:file-entry manifest:media-type="image/png" manifest:full-path="Pictures/1000000000000640000004B0AF6A3641.png"/>
  <manifest:file-entry manifest:media-type="image/png" manifest:full-path="Pictures/100000000000031A00000253D1D24142.png"/>
  <manifest:file-entry manifest:media-type="image/png" manifest:full-path="Pictures/100000000000032000000258F6B218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fill-color="#ffffff" draw:auto-grow-height="true" fo:min-height="11.0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lyt-aqua-notes">
      <style:graphic-properties draw:fill-color="#ffffff" draw:auto-grow-height="true" fo:min-height="13.365cm"/>
    </style:style>
    <style:style style:name="pr2" style:family="presentation" style:parent-style-name="lyt-aqua-title">
      <style:graphic-properties draw:auto-grow-height="true" fo:min-height="3.507cm"/>
    </style:style>
    <style:style style:name="pr3" style:family="presentation" style:parent-style-name="lyt-aqua-notes">
      <style:graphic-properties draw:fill-color="#ffffff" fo:min-height="13.114cm"/>
    </style:style>
    <style:style style:name="pr4" style:family="presentation" style:parent-style-name="lyt-aqua-outline1">
      <style:graphic-properties fo:min-height="13.61cm"/>
    </style:style>
    <style:style style:name="pr5" style:family="presentation" style:parent-style-name="lyt-aqua-title">
      <style:graphic-properties fo:min-height="3.256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>
        <office:forms form:automatic-focus="false" form:apply-design-mode="false"/>
        <draw:frame draw:style-name="gr1" draw:text-style-name="P2" draw:layer="layout" svg:width="23cm" svg:height="12.962cm" svg:x="2.5cm" svg:y="5.7cm">
          <draw:text-box>
            <text:p text:style-name="P1"><text:span text:style-name="T1">Генерация тестовых программ по тестовым шаблонам</text:span><text:span text:style-name="T1"><text:line-break/></text:span><text:span text:style-name="T1">с использованием ограничений:</text:span><text:span text:style-name="T1"><text:line-break/></text:span><text:span text:style-name="T1">подход Genesys и подход Tesla</text:span></text:p>
            <text:p><text:span text:style-name="T1"/></text:p>
            <text:p><text:span text:style-name="T2">Evgeny Kornikhin</text:span><text:span text:style-name="T2"><text:line-break/></text:span><text:span text:style-name="T2">Moscow State Universi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1">
        <office:forms form:automatic-focus="false" form:apply-design-mode="false"/>
        <draw:frame presentation:style-name="pr2" draw:layer="layout" svg:width="25.199cm" svg:height="3.855cm" svg:x="1.4cm" svg:y="0.663cm" presentation:class="title" presentation:user-transformed="true">
          <draw:text-box>
            <text:p>Тестовые шаблоны → тестовые программы</text:p>
          </draw:text-box>
        </draw:frame>
        <draw:frame draw:style-name="gr3" draw:layer="layout" svg:width="24.599cm" svg:height="13.86cm" svg:x="2cm" svg:y="5.5cm" presentation:class="object" presentation:placeholder="true">
          <draw:object xlink:href="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4.978cm" svg:x="2.1cm" svg:y="14.107cm" presentation:class="notes" presentation:user-transformed="true">
            <draw:text-box>
              <text:p>Микропроцессоры содержат ошибки, поэтому на этапе подготовки проекта проводятся мероприятия с целью по максимуму обнаружить и устранить эти ошибки. Для этого для проекта может применяться системное функциональное тестирование. Оно выполняется с использованием большого количества тестовых программ. … Одним из способов получения тестовых программ является их генерация по тестовым шаблонам. Тестовые шаблоны фиксируют требования на будущие тестовые программы (например, количество инструкций, используемые инструкции и др.). Требования могут быть выражены в виде ограничений, результат разрешения которых даст компоненты тестовых программ.</text:p>
            </draw:text-box>
          </draw:frame>
        </presentation:notes>
      </draw:page>
      <draw:page draw:name="page3" draw:style-name="dp1" draw:master-page-name="lyt-aqua" presentation:presentation-page-layout-name="AL2T3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Пример</text:p>
          </draw:text-box>
        </draw:frame>
        <draw:frame presentation:style-name="pr4" draw:layer="layout" svg:width="12.003cm" svg:height="13.61cm" svg:x="2cm" svg:y="5.5cm" presentation:class="outline">
          <draw:text-box>
            <text:list text:style-name="L4">
              <text:list-header>
                <text:p>тестовый шаблон</text:p>
              </text:list-header>
            </text:list>
          </draw:text-box>
        </draw:frame>
        <draw:frame presentation:style-name="pr4" draw:layer="layout" svg:width="12.003cm" svg:height="13.61cm" svg:x="14.604cm" svg:y="5.5cm" presentation:class="outline">
          <draw:text-box>
            <text:list text:style-name="L4">
              <text:list-item>
                <text:p>тестовая программ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Genesys-Pro (IBM)</text:p>
          </draw:text-box>
        </draw:frame>
        <draw:frame draw:style-name="gr3" draw:layer="layout" svg:width="24.599cm" svg:height="13.86cm" svg:x="2cm" svg:y="5.5cm" presentation:class="object" presentation:placeholder="true">
          <draw:object xlink:href="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>
            <draw:text-box>
              <text:p>Библиографическая информация про Genesys-Pro. На слайде скриншот.</text:p>
            </draw:text-box>
          </draw:frame>
        </presentation:notes>
      </draw:page>
      <draw:page draw:name="page5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draw:style-name="gr3" draw:layer="layout" svg:width="24.599cm" svg:height="13.86cm" svg:x="2cm" svg:y="5.5cm" presentation:class="object" presentation:placeholder="true">
          <draw:object xlink:href="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>
            <draw:text-box>
              <text:p>Тестовый шаблон в Genesys-Pro</text:p>
            </draw:text-box>
          </draw:frame>
        </presentation:notes>
      </draw:page>
      <draw:page draw:name="page6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draw:style-name="gr3" draw:layer="layout" svg:width="24.599cm" svg:height="13.86cm" svg:x="2cm" svg:y="5.5cm" presentation:class="object" presentation:placeholder="true">
          <draw:object xlink:href="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>
            <draw:text-box>
              <text:p>Алгоритм покомандной генерации тестовой программы</text:p>
            </draw:text-box>
          </draw:frame>
        </presentation:notes>
      </draw:page>
      <draw:page draw:name="page7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TeSLa (ISPRAS)</text:p>
          </draw:text-box>
        </draw:frame>
        <draw:frame draw:style-name="gr3" draw:layer="layout" svg:width="24.599cm" svg:height="13.86cm" svg:x="2cm" svg:y="5.5cm" presentation:class="object" presentation:placeholder="true">
          <draw:object xlink:href="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draw:style-name="gr3" draw:layer="layout" svg:width="24.599cm" svg:height="13.86cm" svg:x="2cm" svg:y="5.5cm" presentation:class="object" presentation:placeholder="true">
          <draw:object xlink:href="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>
            <draw:text-box>
              <text:p>Тестовый шаблон в TeSLa.</text:p>
            </draw:text-box>
          </draw:frame>
        </presentation:notes>
      </draw:page>
      <draw:page draw:name="page9" draw:style-name="dp1" draw:master-page-name="lyt-aqua" presentation:presentation-page-layout-name="AL1T11">
        <office:forms form:automatic-focus="false" form:apply-design-mode="false"/>
        <draw:frame presentation:style-name="pr5" draw:layer="layout" svg:width="25.199cm" svg:height="3.256cm" svg:x="1.4cm" svg:y="0.962cm" presentation:class="title" presentation:placeholder="true">
          <draw:text-box/>
        </draw:frame>
        <draw:frame draw:style-name="gr3" draw:layer="layout" svg:width="24.599cm" svg:height="13.86cm" svg:x="2cm" svg:y="5.5cm" presentation:class="object" presentation:placeholder="true">
          <draw:object xlink:href="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>
            <draw:text-box>
              <text:p>Алгоритм целикового построения ограничений по тестовому шаблону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aqua1" xlink:href="Pictures/100000000000031A00000253D1D24142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rectangles3" xlink:href="Pictures/1000000000000320000002581B42268A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" draw:text-style-name="MP3" draw:layer="backgroundobjects" svg:width="6.523cm" svg:height="1.448cm" svg:x="1.7cm" svg:y="18.2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876cm" svg:y="18.2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376cm" svg:y="18.231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dc:date>2009-05-18T16:28:11</dc:date>
    <meta:editing-duration>PT06H18M36S</meta:editing-duration>
    <meta:editing-cycles>39</meta:editing-cycles>
    <meta:generator>OpenOffice.org/3.0$Linux OpenOffice.org_project/300m15$Build-9379</meta:generator>
    <meta:document-statistic meta:object-count="57"/>
    <meta:user-defined meta:name="Info 1"/>
    <meta:user-defined meta:name="Info 2"/>
    <meta:user-defined meta:name="Info 3"/>
    <meta:user-defined meta:name="Info 4"/>
  </office:meta>
</office:document-meta>
</file>